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dFileUtils.getJadContentFor( Map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adFileUtils.getJadAttributes( File jad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